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65cm" fo:min-width="2.4cm"/>
    </style:style>
    <style:style style:name="gr2" style:family="graphic" style:parent-style-name="objectwithoutfill">
      <style:graphic-properties svg:stroke-color="#000000" draw:fill="solid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7cm" fo:min-width="0.42cm"/>
    </style:style>
    <style:style style:name="gr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Standard">
        <draw:g xml:id="id8" draw:id="id8">
          <draw:custom-shape draw:style-name="gr1" draw:text-style-name="P1" xml:id="id1" draw:id="id1" draw:layer="layout" svg:width="2.9cm" svg:height="2.9cm" svg:x="7.5cm" svg:y="12.3cm">
            <text:p/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8.95cm" svg:y1="12.3cm" svg:x2="8.95cm" svg:y2="15.2cm" draw:start-shape="id1" draw:start-glue-point="0" draw:end-shape="id1" draw:end-glue-point="2" svg:d="M8950 12300v2900" svg:viewBox="0 0 1 2901">
            <text:p/>
          </draw:connector>
          <draw:connector draw:style-name="gr2" draw:text-style-name="P2" draw:layer="layout" draw:type="line" svg:x1="7.5cm" svg:y1="13.75cm" svg:x2="10.4cm" svg:y2="13.75cm" draw:start-shape="id1" draw:start-glue-point="3" draw:end-shape="id1" draw:end-glue-point="1" svg:d="M7500 13750h2900" svg:viewBox="0 0 2901 1">
            <text:p/>
          </draw:connector>
        </draw:g>
        <draw:g xml:id="id9" draw:id="id9">
          <draw:custom-shape draw:style-name="gr1" draw:text-style-name="P1" xml:id="id2" draw:id="id2" draw:layer="layout" svg:width="2.9cm" svg:height="2.9cm" svg:x="12.1cm" svg:y="12.3cm">
            <text:p/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13.55cm" svg:y1="12.3cm" svg:x2="13.55cm" svg:y2="15.2cm" draw:start-shape="id2" draw:start-glue-point="0" draw:end-shape="id2" draw:end-glue-point="2" svg:d="M13550 12300v2900" svg:viewBox="0 0 1 2901">
            <text:p/>
          </draw:connector>
          <draw:connector draw:style-name="gr2" draw:text-style-name="P2" draw:layer="layout" draw:type="line" svg:x1="12.1cm" svg:y1="13.75cm" svg:x2="15cm" svg:y2="13.75cm" draw:start-shape="id2" draw:start-glue-point="3" draw:end-shape="id2" draw:end-glue-point="1" svg:d="M12100 13750h2900" svg:viewBox="0 0 2901 1">
            <text:p/>
          </draw:connector>
        </draw:g>
        <draw:g xml:id="id7" draw:id="id7">
          <draw:g>
            <draw:custom-shape draw:style-name="gr1" draw:text-style-name="P1" xml:id="id3" draw:id="id3" draw:layer="layout" svg:width="2.9cm" svg:height="2.9cm" svg:x="2.2cm" svg:y="12.3cm">
              <text:p/>
              <draw:enhanced-geometry svg:viewBox="0 0 21600 21600" draw:type="rectangle" draw:enhanced-path="M 0 0 L 21600 0 21600 21600 0 21600 0 0 Z N"/>
            </draw:custom-shape>
            <draw:connector draw:style-name="gr2" draw:text-style-name="P2" draw:layer="layout" draw:type="line" svg:x1="3.65cm" svg:y1="12.3cm" svg:x2="3.65cm" svg:y2="15.2cm" draw:start-shape="id3" draw:start-glue-point="0" draw:end-shape="id3" draw:end-glue-point="2" svg:d="M3650 12300v2900" svg:viewBox="0 0 1 2901">
              <text:p/>
            </draw:connector>
            <draw:connector draw:style-name="gr2" draw:text-style-name="P2" draw:layer="layout" draw:type="line" svg:x1="2.2cm" svg:y1="13.75cm" svg:x2="5.1cm" svg:y2="13.75cm" draw:start-shape="id3" draw:start-glue-point="3" draw:end-shape="id3" draw:end-glue-point="1" svg:d="M2200 13750h2900" svg:viewBox="0 0 2901 1">
              <text:p/>
            </draw:connector>
          </draw:g>
          <draw:custom-shape draw:style-name="gr3" draw:text-style-name="P1" draw:layer="layout" svg:width="1.3cm" svg:height="1.3cm" svg:x="2.3cm" svg:y="1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.3cm" svg:height="1.3cm" svg:x="2.3cm" svg:y="1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.3cm" svg:height="1.3cm" svg:x="3.7cm" svg:y="1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.3cm" svg:height="1.3cm" svg:x="3.7cm" svg:y="1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" draw:text-style-name="P1" xml:id="id4" draw:id="id4" draw:layer="layout" svg:width="2.9cm" svg:height="2.9cm" svg:x="8.3cm" svg:y="6.6cm">
              <text:p/>
              <draw:enhanced-geometry svg:viewBox="0 0 21600 21600" draw:type="rectangle" draw:enhanced-path="M 0 0 L 21600 0 21600 21600 0 21600 0 0 Z N"/>
            </draw:custom-shape>
            <draw:connector draw:style-name="gr2" draw:text-style-name="P2" draw:layer="layout" draw:type="line" svg:x1="9.75cm" svg:y1="6.6cm" svg:x2="9.75cm" svg:y2="9.5cm" draw:start-shape="id4" draw:start-glue-point="0" draw:end-shape="id4" draw:end-glue-point="2" svg:d="M9750 6600v2900" svg:viewBox="0 0 1 2901">
              <text:p/>
            </draw:connector>
            <draw:connector draw:style-name="gr2" draw:text-style-name="P2" draw:layer="layout" draw:type="line" svg:x1="8.3cm" svg:y1="8.05cm" svg:x2="11.2cm" svg:y2="8.05cm" draw:start-shape="id4" draw:start-glue-point="3" draw:end-shape="id4" draw:end-glue-point="1" svg:d="M8300 8050h2900" svg:viewBox="0 0 2901 1">
              <text:p/>
            </draw:connector>
          </draw:g>
          <draw:g>
            <draw:custom-shape draw:style-name="gr1" draw:text-style-name="P1" xml:id="id5" draw:id="id5" draw:layer="layout" svg:width="2.9cm" svg:height="2.9cm" svg:x="7.7cm" svg:y="6cm">
              <text:p/>
              <draw:enhanced-geometry svg:viewBox="0 0 21600 21600" draw:type="rectangle" draw:enhanced-path="M 0 0 L 21600 0 21600 21600 0 21600 0 0 Z N"/>
            </draw:custom-shape>
            <draw:connector draw:style-name="gr2" draw:text-style-name="P2" draw:layer="layout" draw:type="line" svg:x1="9.15cm" svg:y1="6cm" svg:x2="9.15cm" svg:y2="8.9cm" draw:start-shape="id5" draw:start-glue-point="0" draw:end-shape="id5" draw:end-glue-point="2" svg:d="M9150 6000v2900" svg:viewBox="0 0 1 2901">
              <text:p/>
            </draw:connector>
            <draw:connector draw:style-name="gr2" draw:text-style-name="P2" draw:layer="layout" draw:type="line" svg:x1="7.7cm" svg:y1="7.45cm" svg:x2="10.6cm" svg:y2="7.45cm" draw:start-shape="id5" draw:start-glue-point="3" draw:end-shape="id5" draw:end-glue-point="1" svg:d="M7700 7450h2900" svg:viewBox="0 0 2901 1">
              <text:p/>
            </draw:connector>
          </draw:g>
          <draw:g>
            <draw:g>
              <draw:custom-shape draw:style-name="gr1" draw:text-style-name="P1" xml:id="id6" draw:id="id6" draw:layer="layout" svg:width="2.9cm" svg:height="2.9cm" svg:x="7cm" svg:y="5.3cm">
                <text:p/>
                <draw:enhanced-geometry svg:viewBox="0 0 21600 21600" draw:type="rectangle" draw:enhanced-path="M 0 0 L 21600 0 21600 21600 0 21600 0 0 Z N"/>
              </draw:custom-shape>
              <draw:connector draw:style-name="gr2" draw:text-style-name="P2" draw:layer="layout" draw:type="line" svg:x1="8.45cm" svg:y1="5.3cm" svg:x2="8.45cm" svg:y2="8.2cm" draw:start-shape="id6" draw:start-glue-point="0" draw:end-shape="id6" draw:end-glue-point="2" svg:d="M8450 5300v2900" svg:viewBox="0 0 1 2901">
                <text:p/>
              </draw:connector>
              <draw:connector draw:style-name="gr2" draw:text-style-name="P2" draw:layer="layout" draw:type="line" svg:x1="7cm" svg:y1="6.75cm" svg:x2="9.9cm" svg:y2="6.75cm" draw:start-shape="id6" draw:start-glue-point="3" draw:end-shape="id6" draw:end-glue-point="1" svg:d="M7000 6750h2900" svg:viewBox="0 0 2901 1">
                <text:p/>
              </draw:connector>
            </draw:g>
            <draw:custom-shape draw:style-name="gr3" draw:text-style-name="P1" draw:layer="layout" svg:width="1.3cm" svg:height="1.3cm" svg:x="7.1cm" svg:y="5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1.3cm" svg:height="1.3cm" svg:x="7.1cm" svg:y="6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1.3cm" svg:height="1.3cm" svg:x="8.5cm" svg:y="6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1.3cm" svg:height="1.3cm" svg:x="8.5cm" svg:y="5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onnector draw:style-name="gr4" draw:text-style-name="P2" draw:layer="layout" draw:type="line" svg:x1="3.65cm" svg:y1="12.3cm" svg:x2="6.104cm" svg:y2="10.016cm" draw:start-shape="id7" draw:start-glue-point="0" svg:d="M3650 12300l2454-2284" svg:viewBox="0 0 2455 2285">
          <text:p/>
        </draw:connector>
        <draw:connector draw:style-name="gr4" draw:text-style-name="P2" draw:layer="layout" draw:type="line" svg:x1="8.95cm" svg:y1="12.3cm" svg:x2="9.052cm" svg:y2="10.016cm" draw:start-shape="id8" draw:start-glue-point="0" svg:d="M8950 12300l102-2284" svg:viewBox="0 0 103 2285">
          <text:p/>
        </draw:connector>
        <draw:connector draw:style-name="gr4" draw:text-style-name="P2" draw:layer="layout" draw:type="line" svg:x1="13.55cm" svg:y1="12.3cm" svg:x2="11.471cm" svg:y2="9.979cm" draw:start-shape="id9" draw:start-glue-point="0" svg:d="M13550 12300l-2079-2321" svg:viewBox="0 0 2080 232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9T16:46:52.044158002</meta:creation-date>
    <dc:date>2021-01-19T17:05:39.697542725</dc:date>
    <meta:editing-duration>PT8M37S</meta:editing-duration>
    <meta:editing-cycles>1</meta:editing-cycles>
    <meta:document-statistic meta:object-count="38"/>
    <meta:generator>LibreOffice/6.4.6.2$Linux_X86_64 LibreOffice_project/40$Build-2</meta:generator>
  </office:meta>
</office:document-meta>
</file>